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none" draw:fill-color="#cccccc"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center" draw:textarea-vertical-align="middle"/>
    </style:style>
    <style:style style:name="gr7" style:family="graphic" style:parent-style-name="standard">
      <style:graphic-properties draw:fill="solid" draw:fill-color="#ccccc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fill="none" draw:fill-color="#cccccc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="none" draw:fill-color="#cccccc" draw:textarea-horizontal-align="left" draw:textarea-vertical-align="top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true" draw:auto-grow-width="true" fo:min-height="0.591cm" fo:min-width="0cm" fo:padding-top="0cm" fo:padding-bottom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family="'Times New Roman'" style:font-pitch="variable" fo:font-size="80pt"/>
    </style:style>
    <style:style style:name="P7" style:family="paragraph">
      <style:paragraph-properties fo:margin-left="0cm" fo:margin-right="0cm" fo:text-align="center" fo:text-indent="0cm"/>
      <style:text-properties fo:font-size="15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family="'Times New Roman'" style:font-pitch="variable" fo:font-size="80pt"/>
    </style:style>
    <style:style style:name="T4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335cm" svg:height="11.43cm" svg:x="7.795cm" svg:y="4.233cm">
          <text:p text:style-name="P1">Echo Canceller</text:p>
        </draw:rect>
        <draw:line draw:style-name="gr2" draw:text-style-name="P2" draw:layer="layout" svg:x1="1.445cm" svg:y1="6.773cm" svg:x2="7.795cm" svg:y2="6.773cm">
          <text:p text:style-name="P4"/>
        </draw:line>
        <draw:line draw:style-name="gr2" draw:text-style-name="P2" draw:layer="layout" svg:x1="21.13cm" svg:y1="6.773cm" svg:x2="26.21cm" svg:y2="6.773cm">
          <text:p text:style-name="P4"/>
        </draw:line>
        <draw:line draw:style-name="gr2" draw:text-style-name="P2" draw:layer="layout" svg:x1="7.795cm" svg:y1="13.123cm" svg:x2="1.445cm" svg:y2="13.123cm">
          <text:p text:style-name="P4"/>
        </draw:line>
        <draw:line draw:style-name="gr2" draw:text-style-name="P2" draw:layer="layout" svg:x1="26.21cm" svg:y1="13.123cm" svg:x2="21.13cm" svg:y2="13.123cm">
          <text:p text:style-name="P4"/>
        </draw:line>
        <draw:line draw:style-name="gr3" draw:text-style-name="P2" draw:layer="layout" svg:x1="7.795cm" svg:y1="6.773cm" svg:x2="17.32cm" svg:y2="6.773cm">
          <text:p text:style-name="P4"/>
        </draw:line>
        <draw:line draw:style-name="gr3" draw:text-style-name="P2" draw:layer="layout" svg:x1="15.415cm" svg:y1="6.773cm" svg:x2="15.415cm" svg:y2="8.043cm">
          <text:p text:style-name="P4"/>
        </draw:line>
        <draw:g>
          <draw:rect draw:style-name="gr4" draw:text-style-name="P2" draw:layer="layout" svg:width="2.54cm" svg:height="0.635cm" svg:x="17.31cm" svg:y="6.472cm">
            <text:p text:style-name="P4"/>
          </draw:rect>
          <draw:rect draw:style-name="gr5" draw:text-style-name="P2" draw:layer="layout" svg:width="0.319cm" svg:height="0.635cm" svg:x="17.626cm" svg:y="6.472cm">
            <text:p text:style-name="P4"/>
          </draw:rect>
          <draw:rect draw:style-name="gr5" draw:text-style-name="P2" draw:layer="layout" svg:width="0.319cm" svg:height="0.635cm" svg:x="18.261cm" svg:y="6.472cm">
            <text:p text:style-name="P4"/>
          </draw:rect>
          <draw:rect draw:style-name="gr5" draw:text-style-name="P2" draw:layer="layout" svg:width="0.319cm" svg:height="0.635cm" svg:x="18.896cm" svg:y="6.472cm">
            <text:p text:style-name="P4"/>
          </draw:rect>
          <draw:rect draw:style-name="gr6" draw:text-style-name="P2" draw:layer="layout" svg:width="0.635cm" svg:height="0.635cm" svg:x="19.215cm" svg:y="6.472cm">
            <text:p text:style-name="P4"/>
          </draw:rect>
          <draw:rect draw:style-name="gr5" draw:text-style-name="P2" draw:layer="layout" svg:width="0.319cm" svg:height="0.635cm" svg:x="19.531cm" svg:y="6.472cm">
            <text:p text:style-name="P4"/>
          </draw:rect>
          <draw:rect draw:style-name="gr5" draw:text-style-name="P2" draw:layer="layout" svg:width="0.319cm" svg:height="0.635cm" svg:x="17.31cm" svg:y="6.472cm">
            <text:p text:style-name="P4"/>
          </draw:rect>
          <draw:rect draw:style-name="gr5" draw:text-style-name="P2" draw:layer="layout" svg:width="0.319cm" svg:height="0.635cm" svg:x="17.945cm" svg:y="6.472cm">
            <text:p text:style-name="P4"/>
          </draw:rect>
          <draw:rect draw:style-name="gr5" draw:text-style-name="P2" draw:layer="layout" svg:width="0.319cm" svg:height="0.635cm" svg:x="18.58cm" svg:y="6.472cm">
            <text:p text:style-name="P4"/>
          </draw:rect>
          <draw:rect draw:style-name="gr5" draw:text-style-name="P2" draw:layer="layout" svg:width="0.319cm" svg:height="0.636cm" svg:x="19.215cm" svg:y="6.472cm">
            <text:p text:style-name="P4"/>
          </draw:rect>
        </draw:g>
        <draw:line draw:style-name="gr3" draw:text-style-name="P2" draw:layer="layout" svg:x1="19.86cm" svg:y1="6.773cm" svg:x2="21.13cm" svg:y2="6.773cm">
          <text:p text:style-name="P4"/>
        </draw:line>
        <draw:g>
          <draw:rect draw:style-name="gr4" draw:text-style-name="P2" draw:layer="layout" svg:width="2.54cm" svg:height="0.635cm" svg:x="14.145cm" svg:y="8.043cm">
            <text:p text:style-name="P4"/>
          </draw:rect>
          <draw:rect draw:style-name="gr5" draw:text-style-name="P2" draw:layer="layout" svg:width="0.319cm" svg:height="0.635cm" svg:x="14.461cm" svg:y="8.043cm">
            <text:p text:style-name="P4"/>
          </draw:rect>
          <draw:rect draw:style-name="gr5" draw:text-style-name="P2" draw:layer="layout" svg:width="0.319cm" svg:height="0.635cm" svg:x="15.096cm" svg:y="8.043cm">
            <text:p text:style-name="P4"/>
          </draw:rect>
          <draw:rect draw:style-name="gr5" draw:text-style-name="P2" draw:layer="layout" svg:width="0.319cm" svg:height="0.635cm" svg:x="15.731cm" svg:y="8.043cm">
            <text:p text:style-name="P4"/>
          </draw:rect>
          <draw:rect draw:style-name="gr6" draw:text-style-name="P2" draw:layer="layout" svg:width="0.635cm" svg:height="0.635cm" svg:x="16.05cm" svg:y="8.043cm">
            <text:p text:style-name="P4"/>
          </draw:rect>
          <draw:rect draw:style-name="gr5" draw:text-style-name="P2" draw:layer="layout" svg:width="0.319cm" svg:height="0.635cm" svg:x="16.366cm" svg:y="8.043cm">
            <text:p text:style-name="P4"/>
          </draw:rect>
          <draw:rect draw:style-name="gr5" draw:text-style-name="P2" draw:layer="layout" svg:width="0.319cm" svg:height="0.635cm" svg:x="14.145cm" svg:y="8.043cm">
            <text:p text:style-name="P4"/>
          </draw:rect>
          <draw:rect draw:style-name="gr5" draw:text-style-name="P2" draw:layer="layout" svg:width="0.319cm" svg:height="0.635cm" svg:x="14.78cm" svg:y="8.043cm">
            <text:p text:style-name="P4"/>
          </draw:rect>
          <draw:rect draw:style-name="gr5" draw:text-style-name="P2" draw:layer="layout" svg:width="0.319cm" svg:height="0.635cm" svg:x="15.415cm" svg:y="8.043cm">
            <text:p text:style-name="P4"/>
          </draw:rect>
          <draw:rect draw:style-name="gr5" draw:text-style-name="P2" draw:layer="layout" svg:width="0.319cm" svg:height="0.636cm" svg:x="16.05cm" svg:y="8.043cm">
            <text:p text:style-name="P4"/>
          </draw:rect>
        </draw:g>
        <draw:line draw:style-name="gr3" draw:text-style-name="P2" draw:layer="layout" svg:x1="15.415cm" svg:y1="8.678cm" svg:x2="15.415cm" svg:y2="9.948cm">
          <text:p text:style-name="P4"/>
        </draw:line>
        <draw:rect draw:style-name="gr7" draw:text-style-name="P3" draw:layer="layout" svg:width="3.81cm" svg:height="1.27cm" svg:x="13.51cm" svg:y="9.948cm">
          <text:p text:style-name="P1"><text:span text:style-name="T1">Adaptive Filter</text:span></text:p>
        </draw:rect>
        <draw:circle draw:style-name="gr7" draw:text-style-name="P2" draw:layer="layout" svg:width="1.27cm" svg:height="1.27cm" svg:x="14.78cm" svg:y="12.488cm">
          <text:p text:style-name="P1">+</text:p>
        </draw:circle>
        <draw:line draw:style-name="gr3" draw:text-style-name="P2" draw:layer="layout" svg:x1="21.13cm" svg:y1="13.123cm" svg:x2="16.05cm" svg:y2="13.123cm">
          <text:p text:style-name="P4"/>
        </draw:line>
        <draw:line draw:style-name="gr3" draw:text-style-name="P2" draw:layer="layout" svg:x1="14.78cm" svg:y1="13.123cm" svg:x2="11.605cm" svg:y2="13.123cm">
          <text:p text:style-name="P4"/>
        </draw:line>
        <draw:g>
          <draw:rect draw:style-name="gr4" draw:text-style-name="P2" draw:layer="layout" svg:width="2.54cm" svg:height="0.635cm" svg:x="9.065cm" svg:y="12.82cm">
            <text:p text:style-name="P4"/>
          </draw:rect>
          <draw:rect draw:style-name="gr5" draw:text-style-name="P2" draw:layer="layout" svg:width="0.319cm" svg:height="0.635cm" svg:x="10.97cm" svg:y="12.82cm">
            <text:p text:style-name="P4"/>
          </draw:rect>
          <draw:rect draw:style-name="gr5" draw:text-style-name="P2" draw:layer="layout" svg:width="0.319cm" svg:height="0.635cm" svg:x="10.335cm" svg:y="12.82cm">
            <text:p text:style-name="P4"/>
          </draw:rect>
          <draw:rect draw:style-name="gr5" draw:text-style-name="P2" draw:layer="layout" svg:width="0.319cm" svg:height="0.635cm" svg:x="9.7cm" svg:y="12.82cm">
            <text:p text:style-name="P4"/>
          </draw:rect>
          <draw:rect draw:style-name="gr6" draw:text-style-name="P2" draw:layer="layout" svg:width="0.635cm" svg:height="0.635cm" svg:x="9.065cm" svg:y="12.82cm">
            <text:p text:style-name="P4"/>
          </draw:rect>
          <draw:rect draw:style-name="gr5" draw:text-style-name="P2" draw:layer="layout" svg:width="0.319cm" svg:height="0.635cm" svg:x="9.065cm" svg:y="12.82cm">
            <text:p text:style-name="P4"/>
          </draw:rect>
          <draw:rect draw:style-name="gr5" draw:text-style-name="P2" draw:layer="layout" svg:width="0.319cm" svg:height="0.635cm" svg:x="11.286cm" svg:y="12.82cm">
            <text:p text:style-name="P4"/>
          </draw:rect>
          <draw:rect draw:style-name="gr5" draw:text-style-name="P2" draw:layer="layout" svg:width="0.319cm" svg:height="0.635cm" svg:x="10.651cm" svg:y="12.82cm">
            <text:p text:style-name="P4"/>
          </draw:rect>
          <draw:rect draw:style-name="gr5" draw:text-style-name="P2" draw:layer="layout" svg:width="0.319cm" svg:height="0.635cm" svg:x="10.016cm" svg:y="12.82cm">
            <text:p text:style-name="P4"/>
          </draw:rect>
          <draw:rect draw:style-name="gr5" draw:text-style-name="P2" draw:layer="layout" svg:width="0.319cm" svg:height="0.636cm" svg:x="9.381cm" svg:y="12.82cm">
            <text:p text:style-name="P4"/>
          </draw:rect>
        </draw:g>
        <draw:line draw:style-name="gr3" draw:text-style-name="P2" draw:layer="layout" svg:x1="9.065cm" svg:y1="13.123cm" svg:x2="7.795cm" svg:y2="13.123cm">
          <text:p text:style-name="P4"/>
        </draw:line>
        <draw:line draw:style-name="gr3" draw:text-style-name="P2" draw:layer="layout" svg:x1="15.415cm" svg:y1="11.218cm" svg:x2="15.415cm" svg:y2="12.488cm">
          <text:p text:style-name="P4"/>
        </draw:line>
        <draw:polyline draw:style-name="gr3" draw:text-style-name="P2" draw:layer="layout" svg:width="2.54cm" svg:height="0.635cm" draw:transform="rotate (1.5707963267946) translate (12.875cm 13.123cm)" svg:viewBox="0 0 2541 636" draw:points="0,0 2540,0 2540,635">
          <text:p text:style-name="P4"/>
        </draw:polyline>
        <draw:frame draw:style-name="gr8" draw:text-style-name="P5" draw:layer="layout" svg:width="1.476cm" svg:height="0.645cm" svg:x="21.13cm" svg:y="12.478cm">
          <draw:text-box>
            <text:p text:style-name="P4"><text:span text:style-name="T2">write()</text:span></text:p>
          </draw:text-box>
        </draw:frame>
        <draw:frame draw:style-name="gr8" draw:text-style-name="P5" draw:layer="layout" svg:width="1.442cm" svg:height="0.645cm" svg:x="6.319cm" svg:y="12.478cm">
          <draw:text-box>
            <text:p text:style-name="P4"><text:span text:style-name="T2">read()</text:span></text:p>
          </draw:text-box>
        </draw:frame>
        <draw:frame draw:style-name="gr8" draw:text-style-name="P5" draw:layer="layout" svg:width="1.442cm" svg:height="0.645cm" svg:x="21.13cm" svg:y="6.128cm">
          <draw:text-box>
            <text:p text:style-name="P4"><text:span text:style-name="T2">read()</text:span></text:p>
          </draw:text-box>
        </draw:frame>
        <draw:frame draw:style-name="gr8" draw:text-style-name="P5" draw:layer="layout" svg:width="1.476cm" svg:height="0.645cm" svg:x="6.319cm" svg:y="6.129cm">
          <draw:text-box>
            <text:p text:style-name="P4"><text:span text:style-name="T2">write()</text:span></text:p>
          </draw:text-box>
        </draw:frame>
        <draw:frame draw:style-name="gr8" draw:text-style-name="P4" draw:layer="layout" svg:width="2.758cm" svg:height="0.962cm" draw:transform="rotate (1.5707963267946) translate (7.795cm 11.436cm)">
          <draw:text-box>
            <text:p text:style-name="P4">Far End</text:p>
          </draw:text-box>
        </draw:frame>
        <draw:frame draw:style-name="gr8" draw:text-style-name="P4" draw:layer="layout" svg:width="3.177cm" svg:height="0.962cm" draw:transform="rotate (1.5707963267946) translate (20.168cm 11.853cm)">
          <draw:text-box>
            <text:p text:style-name="P4">Near End</text:p>
          </draw:text-box>
        </draw:frame>
        <draw:frame draw:style-name="gr8" draw:text-style-name="P6" draw:layer="layout" svg:width="1.916cm" svg:height="3.376cm" svg:x="0.799cm" svg:y="8.477cm">
          <draw:text-box>
            <text:p text:style-name="P4"><text:span text:style-name="T3">*</text:span></text:p>
          </draw:text-box>
        </draw:frame>
        <draw:path draw:style-name="gr9" draw:text-style-name="P2" draw:layer="layout" svg:width="6.348cm" svg:height="1.996cm" draw:transform="rotate (-1.54356919046468) translate (28.669cm 6.723cm)" svg:viewBox="0 0 6349 1997" svg:d="m0 1823c1974-2486 3878-2434 6348 173">
          <text:p text:style-name="P1"/>
          <text:p text:style-name="P1"><text:span text:style-name="T2">Echo Path</text:span></text:p>
        </draw:path>
        <draw:rect draw:style-name="gr10" draw:text-style-name="P7" draw:layer="layout" svg:width="5.963cm" svg:height="11.43cm" svg:x="23.035cm" svg:y="4.233cm">
          <text:p text:style-name="P1"><text:span text:style-name="T4">ISDN/POTS Network</text:span></text:p>
        </draw:rect>
        <draw:frame draw:style-name="gr11" draw:text-style-name="P8" draw:layer="layout" svg:width="2.386cm" svg:height="0.949cm" svg:x="17.31cm" svg:y="5.523cm">
          <draw:text-box>
            <text:p text:style-name="P8"><text:span text:style-name="T1"/></text:p>
            <text:p text:style-name="P8"><text:span text:style-name="T1">F2N FIFO</text:span></text:p>
          </draw:text-box>
        </draw:frame>
        <draw:frame draw:style-name="gr11" draw:text-style-name="P8" draw:layer="layout" svg:width="2.386cm" svg:height="0.949cm" svg:x="9.065cm" svg:y="11.871cm">
          <draw:text-box>
            <text:p text:style-name="P8"><text:span text:style-name="T1"/></text:p>
            <text:p text:style-name="P8"><text:span text:style-name="T1">N2F FIFO</text:span></text:p>
          </draw:text-box>
        </draw:frame>
        <draw:frame draw:style-name="gr11" draw:text-style-name="P8" draw:layer="layout" svg:width="2.432cm" svg:height="0.949cm" svg:x="14.122cm" svg:y="8.291cm">
          <draw:text-box>
            <text:p text:style-name="P8"><text:span text:style-name="T1"/></text:p>
            <text:p text:style-name="P8"><text:span text:style-name="T1">REF FI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1-10T17:21:58</meta:creation-date>
    <dc:date>2006-01-10T17:54:27</dc:date>
    <dc:language>en-US</dc:language>
    <meta:editing-cycles>5</meta:editing-cycles>
    <meta:editing-duration>PT7M23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